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ambria1" svg:font-family="Cambria, serif"/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 fo:background-color="transparent" style:shadow="none">
        <style:background-image/>
      </style:paragraph-properties>
      <style:text-properties style:font-name="Cambria" fo:font-size="14pt" fo:language="ru" fo:country="RU" style:font-size-asian="14pt" style:font-size-complex="14pt"/>
    </style:style>
    <style:style style:name="P2" style:family="paragraph" style:parent-style-name="Text_20_body">
      <style:paragraph-properties fo:text-align="justify" style:justify-single-word="false" fo:background-color="transparent" style:shadow="none">
        <style:background-image/>
      </style:paragraph-properties>
      <style:text-properties style:font-name="Cambria" fo:font-size="14pt" fo:language="en" fo:country="US" style:font-size-asian="14pt" style:font-size-complex="14pt"/>
    </style:style>
    <style:style style:name="P3" style:family="paragraph" style:parent-style-name="Text_20_body">
      <style:paragraph-properties fo:text-align="justify" style:justify-single-word="false" fo:background-color="transparent" style:shadow="none">
        <style:background-image/>
      </style:paragraph-properties>
      <style:text-properties fo:color="#010100" style:font-name="Cambria" fo:font-size="14pt" fo:language="ru" fo:country="RU" style:font-size-asian="14pt" style:font-size-complex="14pt"/>
    </style:style>
    <style:style style:name="P4" style:family="paragraph" style:parent-style-name="Text_20_body">
      <style:paragraph-properties fo:text-align="center" style:justify-single-word="false" fo:background-color="transparent" fo:padding="0cm" fo:border="none" style:shadow="none" style:join-border="false">
        <style:background-image/>
      </style:paragraph-properties>
      <style:text-properties style:font-name="Cambria" fo:language="ru" fo:country="RU" style:font-size-asian="14pt" style:font-size-complex="14pt"/>
    </style:style>
    <style:style style:name="P5" style:family="paragraph" style:parent-style-name="Text_20_body">
      <style:paragraph-properties fo:text-align="start" style:justify-single-word="false" fo:background-color="transparent" fo:padding="0cm" fo:border-left="none" fo:border-right="none" fo:border-top="none" fo:border-bottom="0.035cm solid #000000" style:shadow="none" style:join-border="false">
        <style:background-image/>
      </style:paragraph-properties>
      <style:text-properties fo:color="#3333ff" style:font-name="Cambria"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margin-left="0cm" fo:margin-right="0cm" fo:margin-top="0.212cm" fo:margin-bottom="0cm" fo:text-align="justify" style:justify-single-word="false" fo:text-indent="0cm" style:auto-text-indent="false" fo:background-color="transparent" style:shadow="none">
        <style:background-image/>
      </style:paragraph-properties>
      <style:text-properties fo:color="#010100" style:font-name="Cambria" fo:font-size="14pt" style:font-size-asian="14pt" style:font-size-complex="14pt"/>
    </style:style>
    <style:style style:name="P7" style:family="paragraph" style:parent-style-name="Text_20_body" style:list-style-name="L1">
      <style:paragraph-properties fo:text-align="justify" style:justify-single-word="false" fo:background-color="transparent" style:shadow="none">
        <style:background-image/>
      </style:paragraph-properties>
      <style:text-properties fo:color="#010100" style:font-name="Cambria" fo:font-size="14pt" fo:language="ru" fo:country="RU" style:font-size-asian="14pt" style:font-size-complex="14pt"/>
    </style:style>
    <style:style style:name="P8" style:family="paragraph" style:parent-style-name="Text_20_body" style:list-style-name="L1">
      <style:paragraph-properties fo:text-align="justify" style:justify-single-word="false" fo:background-color="transparent" style:shadow="none">
        <style:background-image/>
      </style:paragraph-properties>
      <style:text-properties fo:color="#010100" style:font-name="Cambria" fo:font-size="14pt" style:font-size-asian="14pt" style:font-size-complex="14pt"/>
    </style:style>
    <style:style style:name="P9" style:family="paragraph" style:parent-style-name="Text_20_body" style:list-style-name="L2">
      <style:paragraph-properties fo:text-align="justify" style:justify-single-word="false" fo:background-color="transparent" style:shadow="none">
        <style:background-image/>
      </style:paragraph-properties>
      <style:text-properties style:font-name="Cambria" fo:font-size="14pt" style:font-size-asian="14pt" style:font-size-complex="14pt"/>
    </style:style>
    <style:style style:name="P10" style:family="paragraph" style:parent-style-name="Text_20_body" style:list-style-name="L2">
      <style:paragraph-properties fo:text-align="justify" style:justify-single-word="false" fo:background-color="transparent" style:shadow="none">
        <style:background-image/>
      </style:paragraph-properties>
      <style:text-properties style:font-name="Cambria" fo:font-size="14pt" fo:language="ru" fo:country="RU" style:font-size-asian="14pt" style:font-size-complex="14pt"/>
    </style:style>
    <style:style style:name="P11" style:family="paragraph" style:parent-style-name="Text_20_body" style:list-style-name="L3">
      <style:paragraph-properties fo:text-align="justify" style:justify-single-word="false" fo:background-color="transparent" style:shadow="none">
        <style:background-image/>
      </style:paragraph-properties>
      <style:text-properties style:font-name="Cambria" fo:font-size="14pt" fo:language="ru" fo:country="RU" style:font-size-asian="14pt" style:font-size-complex="14pt"/>
    </style:style>
    <style:style style:name="P12" style:family="paragraph" style:parent-style-name="Text_20_body">
      <style:paragraph-properties fo:text-align="justify" style:justify-single-word="false" fo:background-color="transparent" fo:padding="0cm" fo:border="none" style:shadow="none" style:join-border="false">
        <style:background-image/>
      </style:paragraph-properties>
      <style:text-properties style:font-name="Cambria" fo:font-size="14pt" fo:language="ru" fo:country="RU" style:font-size-asian="14pt" style:font-size-complex="14pt"/>
    </style:style>
    <style:style style:name="P13" style:family="paragraph" style:parent-style-name="Text_20_body">
      <style:paragraph-properties fo:text-align="justify" style:justify-single-word="false" fo:background-color="transparent" fo:padding="0cm" fo:border="none" style:shadow="none" style:join-border="false">
        <style:background-image/>
      </style:paragraph-properties>
      <style:text-properties style:font-name="Cambria1" fo:font-size="14pt" fo:language="ru" fo:country="RU" style:font-size-asian="14pt" style:font-size-complex="14pt"/>
    </style:style>
    <style:style style:name="P14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15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Cambria1"/>
    </style:style>
    <style:style style:name="P16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Cambria1" fo:font-weight="bold"/>
    </style:style>
    <style:style style:name="P17" style:family="paragraph" style:parent-style-name="Text_20_body">
      <style:paragraph-properties fo:margin-left="0cm" fo:margin-right="0cm" fo:margin-top="0cm" fo:margin-bottom="0cm" fo:text-indent="0cm" style:auto-text-indent="false"/>
      <style:text-properties fo:color="#010100"/>
    </style:style>
    <style:style style:name="P18" style:family="paragraph" style:parent-style-name="Text_20_body">
      <style:paragraph-properties fo:margin-left="0cm" fo:margin-right="0cm" fo:margin-top="0cm" fo:margin-bottom="0cm" fo:text-indent="0cm" style:auto-text-indent="false"/>
      <style:text-properties fo:color="#010100" style:font-name="Cambria1" fo:language="en" fo:country="US" fo:font-weight="bold"/>
    </style:style>
    <style:style style:name="P19" style:family="paragraph" style:parent-style-name="Text_20_body">
      <style:paragraph-properties fo:margin-left="0cm" fo:margin-right="0cm" fo:margin-top="0cm" fo:margin-bottom="0cm" fo:text-indent="0cm" style:auto-text-indent="false"/>
      <style:text-properties fo:color="#000000"/>
    </style:style>
    <style:style style:name="P20" style:family="paragraph" style:parent-style-name="Text_20_body">
      <style:paragraph-properties fo:margin-left="0cm" fo:margin-right="0cm" fo:margin-top="0cm" fo:margin-bottom="0cm" fo:text-indent="0cm" style:auto-text-indent="false"/>
      <style:text-properties fo:color="#000000" fo:background-color="#ffff00"/>
    </style:style>
    <style:style style:name="P21" style:family="paragraph" style:parent-style-name="Text_20_body">
      <style:paragraph-properties fo:margin-left="0cm" fo:margin-right="0cm" fo:margin-top="0cm" fo:margin-bottom="0cm" fo:text-indent="0cm" style:auto-text-indent="false"/>
      <style:text-properties fo:color="#000000" style:font-name="Cambria1"/>
    </style:style>
    <style:style style:name="P22" style:family="paragraph" style:parent-style-name="Text_20_body">
      <style:paragraph-properties fo:margin-left="1.27cm" fo:margin-right="0cm" fo:margin-top="0cm" fo:margin-bottom="0cm" fo:text-indent="0cm" style:auto-text-indent="false"/>
    </style:style>
    <style:style style:name="P23" style:family="paragraph" style:parent-style-name="Text_20_body">
      <style:paragraph-properties fo:margin-left="1.27cm" fo:margin-right="0cm" fo:margin-top="0cm" fo:margin-bottom="0cm" fo:text-indent="0cm" style:auto-text-indent="false"/>
      <style:text-properties fo:color="#010100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color="#010100"/>
    </style:style>
    <style:style style:name="T5" style:family="text">
      <style:text-properties fo:color="#010100" fo:language="en" fo:country="US"/>
    </style:style>
    <style:style style:name="T6" style:family="text">
      <style:text-properties fo:color="#010100" style:font-name="Cambria1"/>
    </style:style>
    <style:style style:name="T7" style:family="text">
      <style:text-properties fo:color="#010100" style:font-name="Cambria1" fo:language="en" fo:country="US"/>
    </style:style>
    <style:style style:name="T8" style:family="text">
      <style:text-properties fo:color="#010100" style:font-name="Symbol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style:font-name="Cambria1"/>
    </style:style>
    <style:style style:name="T12" style:family="text">
      <style:text-properties style:font-name="Cambria1" fo:language="en" fo:country="US"/>
    </style:style>
    <style:style style:name="T13" style:family="text">
      <style:text-properties style:font-name="Cambria1" fo:language="en" fo:country="US" fo:font-weight="bold"/>
    </style:style>
    <style:style style:name="T14" style:family="text">
      <style:text-properties style:font-name="Cambria1" fo:font-weight="bold"/>
    </style:style>
    <style:style style:name="T15" style:family="text">
      <style:text-properties fo:font-variant="normal" fo:text-transform="none" fo:color="#010100" style:font-name="Symbol"/>
    </style:style>
    <style:style style:name="T16" style:family="text">
      <style:text-properties fo:font-variant="normal" fo:text-transform="none" style:font-name="Symbol"/>
    </style:style>
    <style:style style:name="T17" style:family="text">
      <style:text-properties style:font-name="Symbol"/>
    </style:style>
    <style:style style:name="T18" style:family="text">
      <style:text-properties fo:color="#000000" style:font-name="Cambria1"/>
    </style:style>
    <style:style style:name="fr1" style:family="graphic" style:parent-style-name="Graphics">
      <style:graphic-properties fo:margin-left="0cm" fo:margin-right="0.499cm" fo:margin-top="0cm" fo:margin-bottom="0.499cm" style:run-through="foreground" style:wrap="none" style:vertical-pos="middle" style:vertical-rel="baseline" style:horizontal-pos="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Графический объект1" text:anchor-type="as-char" svg:width="13.548cm" svg:height="2.434cm" draw:z-index="0"><draw:image xlink:href="../simintech.png" xlink:type="simple" xlink:show="embed" xlink:actuate="onLoad"/></draw:frame></text:p>
      <text:p text:style-name="P5">Введение</text:p>
      <text:p text:style-name="P13"><text:span text:style-name="T1">SimInTech – российская система модельно-ориентированного проектирования систем автоматического управления (САУ).</text:span></text:p>
      <text:p text:style-name="P14"> </text:p>
      <text:p text:style-name="P14"><text:span text:style-name="T11">Программное обеспечение </text:span><text:span text:style-name="T12">SimInTech</text:span> <text:span text:style-name="T11">состоит из графической среды разработки и исполнительной системы реального времени </text:span><text:span text:style-name="T12">NordWind</text:span><text:span text:style-name="T11">.</text:span></text:p>
      <text:p text:style-name="P14"> </text:p>
      <text:p text:style-name="P14"><text:span text:style-name="T12">SimInTech</text:span> – <text:span text:style-name="T11">среда создания математических моделей, алгоритмов управления, интерфейсов управления и автоматической генерации кода </text:span><text:span text:style-name="T6">для программируемых контроллеров и графических дисплеев.</text:span></text:p>
      <text:p text:style-name="P14"><text:span text:style-name="T12">NordWind</text:span> – <text:span text:style-name="T11">исполнительная система реального времени, которая позволяет запускать сформированные алгоритмы на контроллере. </text:span></text:p>
      <text:p text:style-name="P14"> </text:p>
      <text:p text:style-name="P14"><text:span text:style-name="T1">S</text:span><text:span text:style-name="T12">imInTech</text:span><text:span text:style-name="T4"> </text:span><text:span text:style-name="T6">предназначен для детального исследования и анализа нестационарных процессов в различных объектах управления. </text:span><text:span text:style-name="T11">Разработка математических моделей и алгоритмов управления в </text:span><text:span text:style-name="T12">SimInTech</text:span> <text:span text:style-name="T11">происходит в виде структурного проектирования логико-динамических систем, описываемых во входо-выходных отношениях, в виде систем обыкновенных дифференциальных уравнений и/или дифференциально-алгебраических уравнений.</text:span> </text:p>
      <text:p text:style-name="P17"> </text:p>
      <text:p text:style-name="P14"><text:span text:style-name="T6">SimInTech решает задачи моделирования объектов ВПК/ОПК, энергетических объектов, атомных объектов, нефтегазовых </text:span><text:soft-page-break/><text:span text:style-name="T6">объектов, аэрокосмических объектов, транспортных объектов и других. К</text:span>роме этого, <text:span text:style-name="T6">SimInTech предназначен для создания тренажёров.</text:span></text:p>
      <text:p text:style-name="P17"> </text:p>
      <text:p text:style-name="P16">SimInTech </text:p>
      <text:p text:style-name="P17"> </text:p>
      <text:p text:style-name="P15">Для создания математической модели объекта SimInTech содержит библиотеки для расчетов:</text:p>
      <text:p text:style-name="P22"><text:span text:style-name="T8">·</text:span><text:span text:style-name="T15">        </text:span><text:span text:style-name="T6">теплогидравлики/пневматики;</text:span></text:p>
      <text:p text:style-name="P22"><text:span text:style-name="T8">·</text:span><text:span text:style-name="T15">        </text:span><text:span text:style-name="T6">электроцепей в действующих значениях и мгновенных значениях;</text:span></text:p>
      <text:p text:style-name="P22"><text:span text:style-name="T8">·</text:span><text:span text:style-name="T15">        </text:span><text:span text:style-name="T6">силовых машин гидравлических/пневматических;</text:span></text:p>
      <text:p text:style-name="P22"><text:span text:style-name="T8">·</text:span><text:span text:style-name="T15">        </text:span><text:span text:style-name="T6">механических взаимодействий;</text:span></text:p>
      <text:p text:style-name="P22"><text:span text:style-name="T8">·</text:span><text:span text:style-name="T15">        </text:span><text:span text:style-name="T6">точечной кинетики нейтронов;</text:span></text:p>
      <text:p text:style-name="P22"><text:span text:style-name="T8">·</text:span><text:span text:style-name="T15">        </text:span><text:span text:style-name="T6">баллистики летательных аппаратов в атмосфере и космосе.</text:span></text:p>
      <text:p text:style-name="P17"> </text:p>
      <text:p text:style-name="P14"><text:span text:style-name="T7">SimInTech</text:span><text:span text:style-name="T4"> </text:span><text:span text:style-name="T6">позволяет подключить сторонние программные модули на различных языках программирования (Си, Паскаль, Фортран и других).</text:span></text:p>
      <text:p text:style-name="P23"> </text:p>
      <text:p text:style-name="P14"><text:span text:style-name="T6">Для разработки алгоритмов управления в </text:span><text:span text:style-name="T11">SimInTech есть </text:span>общетехнические библиотеки блоков автоматики, включающие более 300 блоков. Среди них библиотеки<text:span text:style-name="T11">:</text:span></text:p>
      <text:p text:style-name="P22"><text:span text:style-name="T8">·</text:span><text:span text:style-name="T15">        </text:span><text:span text:style-name="T6">конечных автоматов;</text:span></text:p>
      <text:p text:style-name="P22"><text:span text:style-name="T8">·</text:span><text:span text:style-name="T15">        </text:span><text:span text:style-name="T6">релейной автоматики.</text:span></text:p>
      <text:p text:style-name="P23"> </text:p>
      <text:p text:style-name="P14"><text:soft-page-break/><text:span text:style-name="T6">Кроме этого, </text:span><text:span text:style-name="T7">SimInTech</text:span><text:span text:style-name="T4"> </text:span><text:span text:style-name="T6">обладает:</text:span></text:p>
      <text:p text:style-name="P22"><text:span text:style-name="T8">·</text:span><text:span text:style-name="T15">        </text:span><text:span text:style-name="T6">инструментами для создания интерфейсов управления;</text:span></text:p>
      <text:p text:style-name="P22"><text:span text:style-name="T8">·</text:span><text:span text:style-name="T15">        </text:span><text:span text:style-name="T6">библиотекой цифровой обработки сигналов;</text:span></text:p>
      <text:p text:style-name="P22"><text:span text:style-name="T8">·</text:span><text:span text:style-name="T15">        </text:span><text:span text:style-name="T6">функционалом оптимизации/подбора параметров;</text:span></text:p>
      <text:p text:style-name="P22"><text:span text:style-name="T8">·</text:span><text:span text:style-name="T15">        </text:span><text:span text:style-name="T6">протоколами обмена по </text:span><text:span text:style-name="T7">OPC</text:span><text:span text:style-name="T6">, </text:span><text:span text:style-name="T7">UDP</text:span><text:span text:style-name="T6">, TCP/IP;</text:span></text:p>
      <text:p text:style-name="P22"><text:span text:style-name="T8">·</text:span><text:span text:style-name="T15">        </text:span><text:span text:style-name="T6">функционалом распараллеливания расчетов на разных вычислительных узлах;</text:span></text:p>
      <text:p text:style-name="P22"><text:span text:style-name="T8">·</text:span><text:span text:style-name="T15">        </text:span><text:span text:style-name="T6">возможностями организации проекта через единый «шаблон» проекта;</text:span></text:p>
      <text:p text:style-name="P22"><text:span text:style-name="T8">·</text:span><text:span text:style-name="T15">        </text:span><text:span text:style-name="T6">модулем для верификации кода ПЛИС;</text:span></text:p>
      <text:p text:style-name="P22"><text:span text:style-name="T8">·</text:span><text:span text:style-name="T15">        </text:span><text:span text:style-name="T6">модулем анализа надежности, безопасности и живучести системы на принципиальной схеме.</text:span></text:p>
      <text:p text:style-name="P23"> </text:p>
      <text:p text:style-name="P14"><text:span text:style-name="T6">Автоматический генератор кода </text:span><text:span text:style-name="T7">SimInTech</text:span><text:span text:style-name="T4"> </text:span><text:span text:style-name="T6">для контроллеров позволяет сгенерировать код на языках:</text:span></text:p>
      <text:p text:style-name="P22"><text:span text:style-name="T8">·</text:span><text:span text:style-name="T15">        </text:span><text:span text:style-name="T6">ANSI C;</text:span></text:p>
      <text:p text:style-name="P22"><text:span text:style-name="T8">·</text:span><text:span text:style-name="T15">        </text:span><text:span text:style-name="T6">ST;</text:span></text:p>
      <text:p text:style-name="P22"><text:span text:style-name="T8">·</text:span><text:span text:style-name="T15">        </text:span><text:span text:style-name="T7">FIL.</text:span></text:p>
      <text:p text:style-name="P17"> </text:p>
      <text:p text:style-name="P14"><text:span text:style-name="T6">В </text:span><text:span text:style-name="T7">SimInTech</text:span><text:span text:style-name="T4"> </text:span><text:span text:style-name="T6">есть шаблоны, позволяющие произвести сборку исполняемого кода для различных операционных систем:</text:span></text:p>
      <text:p text:style-name="P22"><text:span text:style-name="T8">·</text:span><text:span text:style-name="T15">        </text:span><text:span text:style-name="T7">QNX</text:span><text:span text:style-name="T6">/КПДА;</text:span></text:p>
      <text:p text:style-name="P22"><text:span text:style-name="T8">·</text:span><text:span text:style-name="T15">        </text:span><text:span text:style-name="T7">Linux</text:span><text:span text:style-name="T6">;</text:span></text:p>
      <text:p text:style-name="P22"><text:span text:style-name="T8">·</text:span><text:span text:style-name="T15">        </text:span><text:span text:style-name="T6">Schneider Electric;</text:span></text:p>
      <text:p text:style-name="P22"><text:span text:style-name="T8">·</text:span><text:span text:style-name="T15">        </text:span><text:span text:style-name="T6">микроконтроллеров и ДСП-процессоров «Миландр».</text:span></text:p>
      <text:p text:style-name="P23"> </text:p>
      <text:p text:style-name="P14"><text:soft-page-break/><text:span text:style-name="T6">Автоматический генератор кода </text:span><text:span text:style-name="T7">SimInTech</text:span><text:span text:style-name="T4"> </text:span><text:span text:style-name="T6">для дисплеев позволяет сохранить графические изображения в виде файлов в форматах «</text:span><text:span text:style-name="T7">xml</text:span><text:span text:style-name="T6">» и «</text:span><text:span text:style-name="T7">svg</text:span><text:span text:style-name="T6">», которые могут быть интерпретированы плеером видеокадров, работающим под операционными системами </text:span><text:span text:style-name="T7">QNX</text:span><text:span text:style-name="T6">/КПДА и </text:span><text:span text:style-name="T7">Linux</text:span><text:span text:style-name="T6">.</text:span></text:p>
      <text:p text:style-name="P17"> </text:p>
      <text:p text:style-name="P18">NordWind</text:p>
      <text:p text:style-name="P17"> </text:p>
      <text:p text:style-name="P14"><text:span text:style-name="T6">Исполнительная система реального времени </text:span><text:span text:style-name="T7">NordWind</text:span><text:span text:style-name="T4"> </text:span><text:span text:style-name="T6">для исполнения сгенерированного кода на целевой системе (контроллере) </text:span>обладает модульной архитектурой, позволяющей гибко настроить контроллер, со следующими функциями модулей<text:span text:style-name="T6">:</text:span></text:p>
      <text:p text:style-name="P22"><text:span text:style-name="T8">·</text:span><text:span text:style-name="T15">        </text:span><text:span text:style-name="T6">архивирования;</text:span></text:p>
      <text:p text:style-name="P22"><text:span text:style-name="T8">·</text:span><text:span text:style-name="T15">        </text:span><text:span text:style-name="T6">сетевого обмена между каналами;</text:span></text:p>
      <text:p text:style-name="P22"><text:span text:style-name="T8">·</text:span><text:span text:style-name="T15">        </text:span><text:span text:style-name="T6">восстановления каналов;</text:span></text:p>
      <text:p text:style-name="P22"><text:span text:style-name="T8">·</text:span><text:span text:style-name="T15">        </text:span><text:span text:style-name="T6">ввода-вывода;</text:span></text:p>
      <text:p text:style-name="P22"><text:span text:style-name="T8">·</text:span><text:span text:style-name="T15">        </text:span><text:span text:style-name="T6">сервера отладки;</text:span></text:p>
      <text:p text:style-name="P22"><text:span text:style-name="T8">·</text:span><text:span text:style-name="T15">        </text:span><text:span text:style-name="T6">ввода констант и коэффициентов.</text:span></text:p>
      <text:p text:style-name="P17"> </text:p>
      <text:p text:style-name="P14"><text:span text:style-name="T6">Среда реального времени NordWind работает на целевой системе (контроллерах) под операционными системами </text:span><text:span text:style-name="T7">QNX</text:span><text:span text:style-name="T6">/КПДА и </text:span><text:span text:style-name="T7">Linux</text:span><text:span text:style-name="T6">.</text:span></text:p>
      <text:p text:style-name="P17"> </text:p>
      <text:p text:style-name="P20"> </text:p>
      <text:p text:style-name="P14"><text:span text:style-name="T14">Преимущества </text:span><text:span text:style-name="T13">SimInTech</text:span><text:span text:style-name="T14">:</text:span></text:p>
      <text:p text:style-name="P22"><text:soft-page-break/><text:span text:style-name="T17">·</text:span><text:span text:style-name="T16">        </text:span><text:span text:style-name="T11">высокая гибкость системы;</text:span></text:p>
      <text:p text:style-name="P22"><text:span text:style-name="T17">·</text:span><text:span text:style-name="T16">        </text:span><text:span text:style-name="T11">высокая скорость работы математического ядра;</text:span></text:p>
      <text:p text:style-name="P22"><text:span text:style-name="T17">·</text:span><text:span text:style-name="T16">        </text:span><text:span text:style-name="T11">высокая скорость решения сложных или математически жестких систем уравнений;</text:span></text:p>
      <text:p text:style-name="P22"><text:span text:style-name="T17">·</text:span><text:span text:style-name="T16">        </text:span><text:span text:style-name="T11">решение теплогидравлических задач на уровне принципиальной схемы;</text:span></text:p>
      <text:p text:style-name="P22"><text:span text:style-name="T17">·</text:span><text:span text:style-name="T16">        </text:span><text:span text:style-name="T11">распараллеливание расчетов на вычислительные узлы стандартными инструментами;</text:span></text:p>
      <text:p text:style-name="P22"><text:span text:style-name="T17">·</text:span><text:span text:style-name="T16">        </text:span><text:span text:style-name="T11">открытый интерфейс для интеграции с различным ПО;</text:span></text:p>
      <text:p text:style-name="P22"><text:span text:style-name="T17">·</text:span><text:span text:style-name="T16">        </text:span><text:span text:style-name="T11">наличие инструментов создания интерфейсов управления;</text:span></text:p>
      <text:p text:style-name="P22"><text:span text:style-name="T17">·</text:span><text:span text:style-name="T16">        </text:span><text:span text:style-name="T11">возможность оформления проектов по любому шаблону;</text:span></text:p>
      <text:p text:style-name="P22"><text:span text:style-name="T17">·</text:span><text:span text:style-name="T16">        </text:span><text:span text:style-name="T11">автоматическая генерация кода, настроенного под целевую систему и возможности гибкой настройки генерации кода; </text:span></text:p>
      <text:p text:style-name="P22"><text:span text:style-name="T17">·</text:span><text:span text:style-name="T16">        </text:span><text:span text:style-name="T11">наличие среды исполнения для контроллеров. </text:span></text:p>
      <text:p text:style-name="P14"> </text:p>
      <text:p text:style-name="P14"><text:span text:style-name="T11">В разработке модулей и библиотек </text:span><text:span text:style-name="T12">SimInTech</text:span> <text:span text:style-name="T11">принимают участие такие организации как:</text:span></text:p>
      <text:p text:style-name="P22"><text:span text:style-name="T17">·</text:span><text:span text:style-name="T16">        </text:span><text:span text:style-name="T11">ФГБОУ ВО «НИУ «МГТУ»;</text:span></text:p>
      <text:p text:style-name="P22"><text:span text:style-name="T17">·</text:span><text:span text:style-name="T16">        </text:span><text:span text:style-name="T11">ФГБОУ ВО «НИУ «МЭИ»;</text:span></text:p>
      <text:p text:style-name="P22"><text:span text:style-name="T17">·</text:span><text:span text:style-name="T16">        </text:span><text:span text:style-name="T11">ФГАОУ ВО «СПбПУ»;</text:span></text:p>
      <text:p text:style-name="P22"><text:span text:style-name="T17">·</text:span><text:span text:style-name="T16">        </text:span><text:span text:style-name="T11">ФГБОУ ВО «МТУ» (МИРЭА).</text:span></text:p>
      <text:p text:style-name="P19"> </text:p>
      <text:p text:style-name="P21">SimInTech отечественная альтернатива программным продуктам SimuLink (MathWorks), Dymola (Dassault), AMESim (Siemens), SCADE (ANSYS), VisSim (Visual Solutions), SimulationX (ESI ITI GmbH), Simscape, Modelica, LabVIEW (National Instruments) и другим.</text:p>
      <text:p text:style-name="P14"><text:soft-page-break/> </text:p>
      <text:p text:style-name="P15">«Среда динамического моделирования технических систем SimInTech» (свидетельство о регистрации программ для ЭВМ №2010617758).</text:p>
      <text:p text:style-name="P15">«Исполнительная среда реального времени NordWind» (свидетельство о регистрации программ для ЭВМ №2015610810).</text:p>
      <text:p text:style-name="P14"> </text:p>
      <text:p text:style-name="P14"><text:span text:style-name="T18">SimInTech</text:span> 15 Декабря 2016 года внесено в реестр российского ПО  <text:a xlink:type="simple" xlink:href="https://reestr.minsvyaz.ru/reestr/96542/" text:style-name="Internet_20_link" text:visited-style-name="Visited_20_Internet_20_Link">https://reestr.minsvyaz.ru/reestr/96542/</text:a>.</text:p>
      <text:p text:style-name="P12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ambria1" svg:font-family="Cambria, serif"/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бщая информация о программном комплексе</dc:title>
    <dc:date>2016-12-21T11:04:15.62</dc:date>
    <meta:generator>OpenOffice/4.1.1$Win32 OpenOffice.org_project/411m6$Build-9775</meta:generator>
    <meta:editing-duration>PT5H44M31S</meta:editing-duration>
    <meta:editing-cycles>161</meta:editing-cycles>
    <meta:document-statistic meta:table-count="0" meta:image-count="1" meta:object-count="0" meta:page-count="6" meta:paragraph-count="89" meta:word-count="568" meta:character-count="5120"/>
    <dc:creator>ILYA KUBENSKIY</dc:creator>
    <meta:user-defined meta:name="Поле 1"/>
    <meta:user-defined meta:name="Поле 2"/>
    <meta:user-defined meta:name="Поле 3"/>
    <meta:user-defined meta:name="Поле 4"/>
  </office:meta>
</office:document-meta>
</file>